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79in" svg:height="3.5453in" svg:x="1.5063in" svg:y="2.8858in">
            <draw:object draw:notify-on-update-of-ranges="Sheet1.A1:Sheet1.A1 Sheet1.A2:Sheet1.A11 Sheet1.B1:Sheet1.B1 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9in" svg:height="3.5449in" svg:x="8.3882in" svg:y="2.9386in">
            <draw:object draw:notify-on-update-of-ranges="Sheet1.E1:Sheet1.E1 Sheet1.E2:Sheet1.E11 Sheet1.F1:Sheet1.F1 Sheet1.F2:Sheet1.F11 Sheet1.G1:Sheet1.G1 Sheet1.G2:Sheet1.G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Gauss</text:p>
          </table:table-cell>
          <table:table-cell office:value-type="string" calcext:value-type="string">
            <text:p>Descomp LU</text:p>
          </table:table-cell>
          <table:table-cell table:number-columns-repeated="2"/>
          <table:table-cell office:value-type="string" calcext:value-type="string">
            <text:p>Ultimo Disparo Simple</text:p>
          </table:table-cell>
          <table:table-cell office:value-type="string" calcext:value-type="string">
            <text:p>Sherman Morris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4.31" calcext:value-type="float">
            <text:p>3054.31</text:p>
          </table:table-cell>
          <table:table-cell office:value-type="float" office:value="3267.82" calcext:value-type="float">
            <text:p>3267.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171.9" calcext:value-type="float">
            <text:p>31171.9</text:p>
          </table:table-cell>
          <table:table-cell office:value-type="float" office:value="3995.56" calcext:value-type="float">
            <text:p>3995.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38.13" calcext:value-type="float">
            <text:p>3138.13</text:p>
          </table:table-cell>
          <table:table-cell office:value-type="float" office:value="3229.45" calcext:value-type="float">
            <text:p>3229.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488.1" calcext:value-type="float">
            <text:p>63488.1</text:p>
          </table:table-cell>
          <table:table-cell office:value-type="float" office:value="4961.2" calcext:value-type="float">
            <text:p>4961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38.79" calcext:value-type="float">
            <text:p>3038.79</text:p>
          </table:table-cell>
          <table:table-cell office:value-type="float" office:value="3069.2" calcext:value-type="float">
            <text:p>3069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7960.2" calcext:value-type="float">
            <text:p>97960.2</text:p>
          </table:table-cell>
          <table:table-cell office:value-type="float" office:value="5860.68" calcext:value-type="float">
            <text:p>5860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24.22" calcext:value-type="float">
            <text:p>3124.22</text:p>
          </table:table-cell>
          <table:table-cell office:value-type="float" office:value="3073.77" calcext:value-type="float">
            <text:p>3073.7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3960" calcext:value-type="float">
            <text:p>133960</text:p>
          </table:table-cell>
          <table:table-cell office:value-type="float" office:value="6936.57" calcext:value-type="float">
            <text:p>6936.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6.08" calcext:value-type="float">
            <text:p>3096.08</text:p>
          </table:table-cell>
          <table:table-cell office:value-type="float" office:value="3229.14" calcext:value-type="float">
            <text:p>3229.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9405" calcext:value-type="float">
            <text:p>159405</text:p>
          </table:table-cell>
          <table:table-cell office:value-type="float" office:value="7841.87" calcext:value-type="float">
            <text:p>7841.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27.32" calcext:value-type="float">
            <text:p>3127.32</text:p>
          </table:table-cell>
          <table:table-cell office:value-type="float" office:value="3171.96" calcext:value-type="float">
            <text:p>3171.9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9268" calcext:value-type="float">
            <text:p>189268</text:p>
          </table:table-cell>
          <table:table-cell office:value-type="float" office:value="8824.87" calcext:value-type="float">
            <text:p>8824.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38.25" calcext:value-type="float">
            <text:p>3138.25</text:p>
          </table:table-cell>
          <table:table-cell office:value-type="float" office:value="3144.45" calcext:value-type="float">
            <text:p>3144.4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22637" calcext:value-type="float">
            <text:p>222637</text:p>
          </table:table-cell>
          <table:table-cell office:value-type="float" office:value="9553.79" calcext:value-type="float">
            <text:p>9553.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06.93" calcext:value-type="float">
            <text:p>3106.93</text:p>
          </table:table-cell>
          <table:table-cell office:value-type="float" office:value="3190.34" calcext:value-type="float">
            <text:p>3190.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5347" calcext:value-type="float">
            <text:p>255347</text:p>
          </table:table-cell>
          <table:table-cell office:value-type="float" office:value="10366.6" calcext:value-type="float">
            <text:p>1036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69.27" calcext:value-type="float">
            <text:p>3069.27</text:p>
          </table:table-cell>
          <table:table-cell office:value-type="float" office:value="3169.05" calcext:value-type="float">
            <text:p>3169.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87991" calcext:value-type="float">
            <text:p>287991</text:p>
          </table:table-cell>
          <table:table-cell office:value-type="float" office:value="11375" calcext:value-type="float">
            <text:p>113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53.56" calcext:value-type="float">
            <text:p>3053.56</text:p>
          </table:table-cell>
          <table:table-cell office:value-type="float" office:value="3121.35" calcext:value-type="float">
            <text:p>3121.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4466" calcext:value-type="float">
            <text:p>314466</text:p>
          </table:table-cell>
          <table:table-cell office:value-type="float" office:value="11787.7" calcext:value-type="float">
            <text:p>1178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1:17:39.486613219</dc:date>
    <meta:document-statistic meta:table-count="1" meta:cell-count="6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6cm" xlink:href=".." xlink:type="simple" chart:class="chart:line" chart:style-name="ch1">
        <chart:title svg:x="2.371cm" svg:y="0.316cm" chart:style-name="ch2">
          <text:p>Comparacion Algoritmos de Resolucion De los sistemas</text:p>
        </chart:title>
        <chart:subtitle svg:x="4.991cm" svg:y="1.301cm" chart:style-name="ch3">
          <text:p>Variando Cantidad de sanguijuelas</text:p>
        </chart:subtitle>
        <chart:legend chart:legend-position="end" svg:x="12.695cm" svg:y="3.955cm" style:legend-expansion="high" chart:style-name="ch4"/>
        <chart:plot-area chart:style-name="ch5" table:cell-range-address="Sheet1.A1:Sheet1.C11" chart:data-source-has-labels="both" svg:x="1.331cm" svg:y="2.19cm" svg:width="11.044cm" svg:height="5.655cm">
          <chartooo:coordinate-region svg:x="2.323cm" svg:y="2.389cm" svg:width="9.773cm" svg:height="4.809cm"/>
          <chart:axis chart:dimension="x" chart:name="primary-x" chart:style-name="ch6" chartooo:axis-type="auto">
            <chartooo:date-scale/>
            <chart:title svg:x="4.891cm" svg:y="8.025cm" chart:style-name="ch7">
              <text:p>Cantidad De Sanguijuelas</text:p>
            </chart:title>
            <chart:categories table:cell-range-address="Sheet1.A2:Sheet1.A11"/>
          </chart:axis>
          <chart:axis chart:dimension="y" chart:name="primary-y" chart:style-name="ch6">
            <chart:title svg:x="0.451cm" svg:y="5.961cm" chart:style-name="ch8">
              <text:p>Tiempo (ms)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line">
            <chart:data-point chart:repeated="10"/>
          </chart:serie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Sheet1.B1:Sheet1.B1</svg:desc>
                </draw:g>
              </table:table-cell>
              <table:table-cell office:value-type="string">
                <text:p>Descomp LU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3054.31">
                <text:p>3054.31</text:p>
                <draw:g>
                  <svg:desc>Sheet1.B2:Sheet1.B11</svg:desc>
                </draw:g>
              </table:table-cell>
              <table:table-cell office:value-type="float" office:value="3267.82">
                <text:p>3267.8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38.13">
                <text:p>3138.13</text:p>
              </table:table-cell>
              <table:table-cell office:value-type="float" office:value="3229.45">
                <text:p>3229.4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38.79">
                <text:p>3038.79</text:p>
              </table:table-cell>
              <table:table-cell office:value-type="float" office:value="3069.2">
                <text:p>3069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24.22">
                <text:p>3124.22</text:p>
              </table:table-cell>
              <table:table-cell office:value-type="float" office:value="3073.77">
                <text:p>3073.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6.08">
                <text:p>3096.08</text:p>
              </table:table-cell>
              <table:table-cell office:value-type="float" office:value="3229.14">
                <text:p>3229.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127.32">
                <text:p>3127.32</text:p>
              </table:table-cell>
              <table:table-cell office:value-type="float" office:value="3171.96">
                <text:p>3171.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138.25">
                <text:p>3138.25</text:p>
              </table:table-cell>
              <table:table-cell office:value-type="float" office:value="3144.45">
                <text:p>3144.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06.93">
                <text:p>3106.93</text:p>
              </table:table-cell>
              <table:table-cell office:value-type="float" office:value="3190.34">
                <text:p>3190.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69.27">
                <text:p>3069.27</text:p>
              </table:table-cell>
              <table:table-cell office:value-type="float" office:value="3169.05">
                <text:p>3169.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53.56">
                <text:p>3053.56</text:p>
              </table:table-cell>
              <table:table-cell office:value-type="float" office:value="3121.35">
                <text:p>3121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line" chart:style-name="ch1">
        <chart:title svg:x="5.031cm" svg:y="0.316cm" chart:style-name="ch2">
          <text:p>Algoritmos de Ultimo Disparo</text:p>
        </chart:title>
        <chart:subtitle svg:x="5.03cm" svg:y="1.301cm" chart:style-name="ch3">
          <text:p>Variando cantidad de sanguijuelas</text:p>
        </chart:subtitle>
        <chart:legend chart:legend-position="end" svg:x="11.266cm" svg:y="3.954cm" style:legend-expansion="high" chart:style-name="ch4"/>
        <chart:plot-area chart:style-name="ch5" table:cell-range-address="Sheet1.E1:Sheet1.G11" chart:data-source-has-labels="both" svg:x="1.331cm" svg:y="2.19cm" svg:width="9.615cm" svg:height="5.654cm">
          <chartooo:coordinate-region svg:x="2.693cm" svg:y="2.389cm" svg:width="7.973cm" svg:height="4.808cm"/>
          <chart:axis chart:dimension="x" chart:name="primary-x" chart:style-name="ch6" chartooo:axis-type="auto">
            <chartooo:date-scale/>
            <chart:title svg:x="4.202cm" svg:y="8.024cm" chart:style-name="ch7">
              <text:p>Cantidad De sanguijuelas</text:p>
            </chart:title>
            <chart:categories table:cell-range-address="Sheet1.E2:Sheet1.E11"/>
          </chart:axis>
          <chart:axis chart:dimension="y" chart:name="primary-y" chart:style-name="ch6">
            <chart:title svg:x="0.451cm" svg:y="5.961cm" chart:style-name="ch8">
              <text:p>Tiempo (ms)</text:p>
            </chart:title>
            <chart:grid chart:style-name="ch9" chart:class="major"/>
          </chart:axi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ltimo Disparo Simple</text:p>
                <draw:g>
                  <svg:desc>Sheet1.F1:Sheet1.F1</svg:desc>
                </draw:g>
              </table:table-cell>
              <table:table-cell office:value-type="string">
                <text:p>Sherman Morrison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2:Sheet1.E11</svg:desc>
                </draw:g>
              </table:table-cell>
              <table:table-cell office:value-type="float" office:value="31171.9">
                <text:p>31171.9</text:p>
                <draw:g>
                  <svg:desc>Sheet1.F2:Sheet1.F11</svg:desc>
                </draw:g>
              </table:table-cell>
              <table:table-cell office:value-type="float" office:value="3995.56">
                <text:p>3995.56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488.1">
                <text:p>63488.1</text:p>
              </table:table-cell>
              <table:table-cell office:value-type="float" office:value="4961.2">
                <text:p>4961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7960.2">
                <text:p>97960.2</text:p>
              </table:table-cell>
              <table:table-cell office:value-type="float" office:value="5860.68">
                <text:p>5860.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3960">
                <text:p>133960</text:p>
              </table:table-cell>
              <table:table-cell office:value-type="float" office:value="6936.57">
                <text:p>6936.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9405">
                <text:p>159405</text:p>
              </table:table-cell>
              <table:table-cell office:value-type="float" office:value="7841.87">
                <text:p>7841.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9268">
                <text:p>189268</text:p>
              </table:table-cell>
              <table:table-cell office:value-type="float" office:value="8824.87">
                <text:p>8824.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2637">
                <text:p>222637</text:p>
              </table:table-cell>
              <table:table-cell office:value-type="float" office:value="9553.79">
                <text:p>9553.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5347">
                <text:p>255347</text:p>
              </table:table-cell>
              <table:table-cell office:value-type="float" office:value="10366.6">
                <text:p>1036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87991">
                <text:p>287991</text:p>
              </table:table-cell>
              <table:table-cell office:value-type="float" office:value="11375">
                <text:p>113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4466">
                <text:p>314466</text:p>
              </table:table-cell>
              <table:table-cell office:value-type="float" office:value="11787.7">
                <text:p>11787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